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flichtfeld <text:span text:style-name="T1">Обязательное поле</text:span></text:p>
      <text:p text:style-name="P1">Herr <text:span text:style-name="T1">Господин</text:span></text:p>
      <text:p text:style-name="P1">Frau <text:span text:style-name="T1">Госпож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M</meta:initial-creator>
    <meta:creation-date>2012-09-16T18:57:51.59</meta:creation-date>
    <meta:document-statistic meta:table-count="0" meta:image-count="0" meta:object-count="0" meta:page-count="1" meta:paragraph-count="3" meta:word-count="7" meta:character-count="54"/>
    <dc:date>2012-09-16T21:44:07.79</dc:date>
    <dc:creator>J M</dc:creator>
    <meta:editing-duration>PT2H33M55S</meta:editing-duration>
    <meta:editing-cycles>1</meta:editing-cycles>
    <meta:generator>OpenOffice.org/3.3$Win32 OpenOffice.org_project/330m20$Build-9567</meta:generator>
  </office:meta>
</office:document-meta>
</file>